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9.417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5pt" fo:font-style="normal" style:font-size-asian="15pt" style:font-style-asian="normal" style:font-size-complex="15pt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style="normal" style:font-size-asian="15pt" style:font-style-asian="normal" style:font-size-complex="15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Mundaç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3" table:default-cell-style-name="ce1"/>
        <table:table-row table:style-name="ro1">
          <table:table-cell office:value-type="string" calcext:value-type="string">
            <text:p>Mudança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inha</text:p>
          </table:table-cell>
          <table:table-cell office:value-type="string" calcext:value-type="string">
            <text:p>O que mudou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dicionado opçoes visuais de seleção(tank - suporte - etc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ut &lt;&lt; end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is duas tabulaçõ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função “op()” recebe um nome da função q esta ativa no moment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gora mostra os participantes para a remoçã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Add Funcionalida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i adicionada a op “voltar ao menu” a todos os menu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stoque.cpp</text:p>
          </table:table-cell>
          <table:table-cell office:value-type="string" calcext:value-type="string">
            <text:p>Correção de Bu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oi mudado o throw de nullptr para uma 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dicionado opçoes visuais de seleção(tank - suporte - etc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| |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Visua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| |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istema.cpp</text:p>
          </table:table-cell>
          <table:table-cell office:value-type="string" calcext:value-type="string">
            <text:p>Correção de Bu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i adicionada o metodo de busca por classe e categor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terface.cpp</text:p>
          </table:table-cell>
          <table:table-cell office:value-type="string" calcext:value-type="string">
            <text:p>Correção de Bu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gora não é mais possível adicionar um item em uma categoria inexistent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 table:number-rows-repeated="2">
          <table:table-cell table:style-name="Default" table:number-columns-repeated="4"/>
          <table:table-cell table:number-columns-repeated="23"/>
        </table:table-row>
        <table:table-row table:style-name="ro1" table:number-rows-repeated="8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estes" table:style-name="ta1">
        <table:table-column table:style-name="co5" table:default-cell-style-name="ce3"/>
        <table:table-column table:style-name="co3" table:number-columns-repeated="25" table:default-cell-style-name="ce3"/>
        <table:table-row table:style-name="ro3">
          <table:table-cell office:value-type="string" calcext:value-type="string">
            <text:p>Testes</text:p>
          </table:table-cell>
          <table:table-cell table:number-columns-repeated="6" office:value-type="string" calcext:value-type="string">
            <text:p>Opçã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Mét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eginWindow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mainWindow</text:p>
          </table:table-cell>
          <table:table-cell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uscarWindow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rudEstoWin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vendaWindow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9"/>
        </table:table-row>
        <table:table-row table:style-name="ro3" table:number-rows-repeated="92">
          <table:table-cell table:number-columns-repeated="26"/>
        </table:table-row>
        <table:table-row table:style-name="ro3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39:48.9769058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8:59:35.823846793</meta:creation-date>
    <dc:date>2017-07-13T15:41:10.629750633</dc:date>
    <meta:editing-duration>PT3H19M18S</meta:editing-duration>
    <meta:editing-cycles>3</meta:editing-cycles>
    <meta:generator>LibreOffice/4.2.8.2$Linux_X86_64 LibreOffice_project/420m0$Build-2</meta:generator>
    <meta:document-statistic meta:table-count="2" meta:cell-count="101" meta:object-count="0"/>
  </office:meta>
</office:document-meta>
</file>